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style2" style:family="paragraph" style:display-name="style2">
      <style:text-properties fo:font-weight="bold" fo:font-size="12pt" fo:color="#3465A4"/>
    </style:style>
    <style:style style:name="style1" style:family="paragraph" style:display-name="style1">
      <style:text-properties fo:font-weight="bold" fo:font-size="18pt" fo:color="#FFFFFF" fo:background-color="#3465A4"/>
    </style:style>
    <style:style style:name="HeaderStyle" style:family="table-cell" style:display-name="HeaderStyle">
      <style:table-cell-properties fo:background-color="#b4c7dc" fo:border="0.5pt solid #000000"/>
    </style:style>
  </office:automatic-styles>
  <office:body>
    <office:text>
      <text:h text:outline-level="4" text:style-name="style1">Nombre: Pere</text:h>
      <text:h text:outline-level="4" text:style-name="style2">Empresa: Colegio Sagrado Corazón</text:h>
      <text:h text:outline-level="4" text:style-name="style2">Horas según contrato: 25</text:h>
      <text:h text:outline-level="4" text:style-name="style2">Rango de fechas: 01/06/2024 hasta 30/06/2024</text:h>
      <table:table>
        <table:table-column/>
        <table:table-column/>
        <table:table-column/>
        <table:table-row>
          <table:table-cell table:style-name="HeaderStyle">
            <text:p>
        
            
                Fecha</text:p>
          </table:table-cell>
          <table:table-cell table:style-name="HeaderStyle">
            <text:p>
                Intervalos de Tiempo</text:p>
          </table:table-cell>
          <table:table-cell table:style-name="HeaderStyle">
            <text:p>
                Horas trabajadas</text:p>
          </table:table-cell>
        </table:table-row>
        <table:table-row>
          <table:table-cell table:style-name="BodyStyle">
            <text:p>
        3/jun/2024</text:p>
          </table:table-cell>
          <table:table-cell table:style-name="BodyStyle">
            <text:p>10:00 - 11:00</text:p>
            <text:p/>
          </table:table-cell>
          <table:table-cell table:style-name="BodyStyle">
            <text:p>1</text:p>
          </table:table-cell>
        </table:table-row>
        <table:table-row>
          <table:table-cell table:style-name="BodyStyle">
            <text:p>10/jun/2024</text:p>
          </table:table-cell>
          <table:table-cell table:style-name="BodyStyle">
            <text:p>10:00 - 11:00</text:p>
            <text:p/>
          </table:table-cell>
          <table:table-cell table:style-name="BodyStyle">
            <text:p>1</text:p>
          </table:table-cell>
        </table:table-row>
        <table:table-row>
          <table:table-cell table:style-name="BodyStyle">
            <text:p>17/jun/2024</text:p>
          </table:table-cell>
          <table:table-cell table:style-name="BodyStyle">
            <text:p>10:00 - 11:00</text:p>
            <text:p/>
          </table:table-cell>
          <table:table-cell table:style-name="BodyStyle">
            <text:p>1</text:p>
          </table:table-cell>
        </table:table-row>
        <table:table-row>
          <table:table-cell table:style-name="BodyStyle">
            <text:p>24/jun/2024</text:p>
          </table:table-cell>
          <table:table-cell table:style-name="BodyStyle">
            <text:p>10:00 - 11:00</text:p>
            <text:p/>
          </table:table-cell>
          <table:table-cell table:style-name="BodyStyle">
            <text:p>1</text:p>
          </table:table-cell>
        </table:table-row>
      </table:table>
      <text:h text:outline-level="4">Horas totales: 4.0</text:h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